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Ground Winds</text:p>
          </table:table-cell>
          <table:table-cell/>
          <table:table-cell office:value-type="string" calcext:value-type="string">
            <text:p>distance</text:p>
          </table:table-cell>
          <table:table-cell table:style-name="ce2" office:value-type="string" calcext:value-type="string">
            <text:p>1/distance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/>
          <table:table-cell table:style-name="ce1" office:value-type="string" calcext:value-type="string">
            <text:p>suffield</text:p>
          </table:table-cell>
          <table:table-cell office:value-type="float" office:value="19.81" calcext:value-type="float">
            <text:p>19.81</text:p>
          </table:table-cell>
          <table:table-cell table:formula="of:=1/[.C2]" office:value-type="float" office:value="0.0504795557799091" calcext:value-type="float">
            <text:p>0.050479555779909</text:p>
          </table:table-cell>
          <table:table-cell table:formula="of:=[.D2]/[.$D$5]" office:value-type="float" office:value="0.519019680082432" calcext:value-type="float">
            <text:p>0.519019680082432</text:p>
          </table:table-cell>
        </table:table-row>
        <table:table-row table:style-name="ro1">
          <table:table-cell/>
          <table:table-cell table:style-name="ce1" office:value-type="string" calcext:value-type="string">
            <text:p>Med</text:p>
          </table:table-cell>
          <table:table-cell office:value-type="float" office:value="33.81" calcext:value-type="float">
            <text:p>33.81</text:p>
          </table:table-cell>
          <table:table-cell table:formula="of:=1/[.C3]" office:value-type="float" office:value="0.0295770482105886" calcext:value-type="float">
            <text:p>0.029577048210589</text:p>
          </table:table-cell>
          <table:table-cell table:formula="of:=[.D3]/[.$D$5]" office:value-type="float" office:value="0.304104698681839" calcext:value-type="float">
            <text:p>0.304104698681839</text:p>
          </table:table-cell>
        </table:table-row>
        <table:table-row table:style-name="ro1">
          <table:table-cell/>
          <table:table-cell table:style-name="ce1" office:value-type="string" calcext:value-type="string">
            <text:p>schuler</text:p>
          </table:table-cell>
          <table:table-cell office:value-type="float" office:value="58.13" calcext:value-type="float">
            <text:p>58.13</text:p>
          </table:table-cell>
          <table:table-cell table:formula="of:=1/[.C4]" office:value-type="float" office:value="0.0172028212626871" calcext:value-type="float">
            <text:p>0.017202821262687</text:p>
          </table:table-cell>
          <table:table-cell table:formula="of:=[.D4]/[.$D$5]" office:value-type="float" office:value="0.17687562123573" calcext:value-type="float">
            <text:p>0.1768756212357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2:.D4])" office:value-type="float" office:value="0.0972594252531848" calcext:value-type="float">
            <text:p>0.097259425253185</text:p>
          </table:table-cell>
          <table:table-cell table:style-name="Default" table:formula="of:=[.D5]/[.$D$5]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adiosondes</text:p>
          </table:table-cell>
          <table:table-cell/>
          <table:table-cell office:value-type="string" calcext:value-type="string">
            <text:p>distance</text:p>
          </table:table-cell>
          <table:table-cell table:style-name="ce2" office:value-type="string" calcext:value-type="string">
            <text:p>1/distance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/>
          <table:table-cell table:style-name="ce1" office:value-type="string" calcext:value-type="string">
            <text:p>Edmonton</text:p>
          </table:table-cell>
          <table:table-cell office:value-type="float" office:value="422.6" calcext:value-type="float">
            <text:p>422.6</text:p>
          </table:table-cell>
          <table:table-cell table:formula="of:=1/[.C8]" office:value-type="float" office:value="0.00236630383341221" calcext:value-type="float">
            <text:p>0.002366303833412</text:p>
          </table:table-cell>
          <table:table-cell table:formula="of:=[.D8]/[.D10]" office:value-type="float" office:value="0.478734951647918" calcext:value-type="float">
            <text:p>0.478734951647918</text:p>
          </table:table-cell>
        </table:table-row>
        <table:table-row table:style-name="ro1">
          <table:table-cell/>
          <table:table-cell table:style-name="ce1" office:value-type="string" calcext:value-type="string">
            <text:p>Glasgow</text:p>
          </table:table-cell>
          <table:table-cell office:value-type="float" office:value="388.12" calcext:value-type="float">
            <text:p>388.12</text:p>
          </table:table-cell>
          <table:table-cell table:formula="of:=1/[.C9]" office:value-type="float" office:value="0.00257652272493043" calcext:value-type="float">
            <text:p>0.00257652272493</text:p>
          </table:table-cell>
          <table:table-cell table:formula="of:=[.D9]/[.D10]" office:value-type="float" office:value="0.521265048352082" calcext:value-type="float">
            <text:p>0.5212650483520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8:.D9])" office:value-type="float" office:value="0.00494282655834264" calcext:value-type="float">
            <text:p>0.004942826558343</text:p>
          </table:table-cell>
          <table:table-cell table:style-name="Default" table:formula="of:=[.D10]/[.D10]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0:29:39.019964678</meta:creation-date>
    <dc:date>2020-02-03T10:32:17.778486316</dc:date>
    <meta:editing-duration>PT2M39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